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LM Roman 12" svg:font-family="'LM Roman 12'"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M Roman 12" officeooo:rsid="001f458c" officeooo:paragraph-rsid="001f458c"/>
    </style:style>
    <style:style style:name="P2" style:family="paragraph" style:parent-style-name="Standard">
      <style:paragraph-properties fo:text-align="justify" style:justify-single-word="false"/>
      <style:text-properties style:font-name="LM Roman 12" style:text-underline-style="solid" style:text-underline-width="auto" style:text-underline-color="font-color" officeooo:rsid="001f458c" officeooo:paragraph-rsid="001f458c"/>
    </style:style>
    <style:style style:name="P3" style:family="paragraph" style:parent-style-name="Standard">
      <style:paragraph-properties fo:text-align="justify" style:justify-single-word="false"/>
      <style:text-properties style:font-name="LM Roman 12" fo:font-style="italic" style:text-underline-style="none" officeooo:rsid="001f458c" officeooo:paragraph-rsid="001f458c" style:font-style-asian="italic" style:font-style-complex="italic"/>
    </style:style>
    <style:style style:name="P4" style:family="paragraph" style:parent-style-name="Standard">
      <style:paragraph-properties fo:text-align="justify" style:justify-single-word="false"/>
      <style:text-properties style:font-name="LM Roman 12" fo:font-style="italic" style:text-underline-style="none" officeooo:rsid="0024d0bf" officeooo:paragraph-rsid="0024d0bf" style:font-style-asian="italic" style:font-style-complex="italic"/>
    </style:style>
    <style:style style:name="P5"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1f458c" officeooo:paragraph-rsid="001f458c" style:font-style-asian="normal" style:font-style-complex="normal"/>
    </style:style>
    <style:style style:name="P6"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0b359" officeooo:paragraph-rsid="0020b359" style:font-style-asian="normal" style:font-style-complex="normal"/>
    </style:style>
    <style:style style:name="P7"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13f68" officeooo:paragraph-rsid="00213f68" style:font-style-asian="normal" style:font-style-complex="normal"/>
    </style:style>
    <style:style style:name="P8"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13f68" officeooo:paragraph-rsid="0033a984" style:font-style-asian="normal" style:font-style-complex="normal"/>
    </style:style>
    <style:style style:name="P9"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307f1" officeooo:paragraph-rsid="002307f1" style:font-style-asian="normal" style:font-style-complex="normal"/>
    </style:style>
    <style:style style:name="P10" style:family="paragraph" style:parent-style-name="Standard">
      <style:paragraph-properties fo:text-align="justify" style:justify-single-word="false"/>
      <style:text-properties style:font-name="LM Roman 12" fo:font-style="normal" style:text-underline-style="none" officeooo:rsid="002342ec" officeooo:paragraph-rsid="002342ec" style:font-style-asian="normal" style:font-style-complex="normal"/>
    </style:style>
    <style:style style:name="P11" style:family="paragraph" style:parent-style-name="Standard">
      <style:paragraph-properties fo:text-align="justify" style:justify-single-word="false"/>
      <style:text-properties style:font-name="LM Roman 12" fo:font-style="normal" style:text-underline-style="none" officeooo:rsid="002307f1" officeooo:paragraph-rsid="002307f1" style:font-style-asian="normal" style:font-style-complex="normal"/>
    </style:style>
    <style:style style:name="P12" style:family="paragraph" style:parent-style-name="Standard">
      <style:paragraph-properties fo:text-align="justify" style:justify-single-word="false"/>
      <style:text-properties style:font-name="LM Roman 12" fo:font-style="normal" style:text-underline-style="none" officeooo:rsid="00213f68" officeooo:paragraph-rsid="00311df9" style:font-style-asian="normal" style:font-style-complex="normal"/>
    </style:style>
    <style:style style:name="P13" style:family="paragraph" style:parent-style-name="Standard">
      <style:paragraph-properties fo:text-align="justify" style:justify-single-word="false"/>
      <style:text-properties style:font-name="LM Roman 12" fo:font-style="normal" style:text-underline-style="none" officeooo:rsid="0033a984" officeooo:paragraph-rsid="0033a984" style:font-style-asian="normal" style:font-style-complex="normal"/>
    </style:style>
    <style:style style:name="P14" style:family="paragraph" style:parent-style-name="Standard">
      <style:paragraph-properties fo:text-align="justify" style:justify-single-word="false"/>
      <style:text-properties style:font-name="LM Roman 12" fo:font-style="normal" style:text-underline-style="none" officeooo:rsid="005b892b" officeooo:paragraph-rsid="005b892b" style:font-style-asian="normal" style:font-style-complex="normal"/>
    </style:style>
    <style:style style:name="P15" style:family="paragraph" style:parent-style-name="Standard">
      <style:paragraph-properties fo:text-align="justify" style:justify-single-word="false"/>
      <style:text-properties style:font-name="LM Roman 12" fo:font-style="normal" style:text-underline-style="none" officeooo:rsid="008925b1" officeooo:paragraph-rsid="008925b1" style:font-style-asian="normal" style:font-style-complex="normal"/>
    </style:style>
    <style:style style:name="P16" style:family="paragraph" style:parent-style-name="Standard">
      <style:paragraph-properties fo:text-align="justify" style:justify-single-word="false"/>
      <style:text-properties style:font-name="LM Roman 12" fo:font-style="normal" style:text-underline-style="none" officeooo:rsid="0069df54" officeooo:paragraph-rsid="007a741e" style:font-style-asian="normal" style:font-style-complex="normal"/>
    </style:style>
    <style:style style:name="P17" style:family="paragraph" style:parent-style-name="Standard">
      <style:paragraph-properties fo:text-align="justify" style:justify-single-word="false"/>
      <style:text-properties style:font-name="LM Roman 12" fo:font-style="normal" style:text-underline-style="none" officeooo:rsid="00213f68" officeooo:paragraph-rsid="00213f68" style:language-asian="ja" style:country-asian="JP" style:font-style-asian="normal" style:font-style-complex="normal"/>
    </style:style>
    <style:style style:name="P18" style:family="paragraph" style:parent-style-name="Standard">
      <style:paragraph-properties fo:text-align="justify" style:justify-single-word="false"/>
      <style:text-properties style:font-name="LM Roman 12" fo:font-style="normal" style:text-underline-style="none" fo:font-weight="bold" officeooo:rsid="00528836" officeooo:paragraph-rsid="00528836"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LM Roman 12" fo:font-style="normal" style:text-underline-style="none" fo:font-weight="bold" officeooo:rsid="00555df6" officeooo:paragraph-rsid="00555df6"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style:font-name="LM Roman 12" fo:font-style="normal" style:text-underline-style="none" fo:font-weight="bold" officeooo:rsid="006f72a5" officeooo:paragraph-rsid="006f72a5"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LM Roman 12" fo:font-style="normal" style:text-underline-style="none" fo:font-weight="bold" officeooo:rsid="008bfbb3" officeooo:paragraph-rsid="008bfbb3"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style:font-name="LM Roman 12" fo:font-weight="bold" officeooo:rsid="001f458c" officeooo:paragraph-rsid="001f458c" style:font-weight-asian="bold" style:font-weight-complex="bold"/>
    </style:style>
    <style:style style:name="P23" style:family="paragraph" style:parent-style-name="Standard">
      <style:paragraph-properties fo:text-align="justify" style:justify-single-word="false"/>
      <style:text-properties officeooo:paragraph-rsid="00311df9"/>
    </style:style>
    <style:style style:name="P24" style:family="paragraph" style:parent-style-name="Standard">
      <style:paragraph-properties fo:text-align="justify" style:justify-single-word="false"/>
      <style:text-properties officeooo:paragraph-rsid="002307f1"/>
    </style:style>
    <style:style style:name="P25" style:family="paragraph" style:parent-style-name="Standard">
      <style:paragraph-properties fo:text-align="justify" style:justify-single-word="false"/>
      <style:text-properties officeooo:paragraph-rsid="00213f68"/>
    </style:style>
    <style:style style:name="P26" style:family="paragraph" style:parent-style-name="Standard">
      <style:paragraph-properties fo:text-align="justify" style:justify-single-word="false"/>
      <style:text-properties officeooo:paragraph-rsid="00503820"/>
    </style:style>
    <style:style style:name="P27" style:family="paragraph" style:parent-style-name="Standard">
      <style:paragraph-properties fo:text-align="justify" style:justify-single-word="false"/>
      <style:text-properties officeooo:paragraph-rsid="001f458c"/>
    </style:style>
    <style:style style:name="P28" style:family="paragraph" style:parent-style-name="Standard">
      <style:paragraph-properties fo:text-align="justify" style:justify-single-word="false"/>
      <style:text-properties officeooo:paragraph-rsid="007a741e"/>
    </style:style>
    <style:style style:name="P29" style:family="paragraph" style:parent-style-name="Standard">
      <style:paragraph-properties fo:text-align="justify" style:justify-single-word="false"/>
      <style:text-properties officeooo:paragraph-rsid="008bfbb3"/>
    </style:style>
    <style:style style:name="P30" style:family="paragraph" style:parent-style-name="Standard">
      <style:paragraph-properties fo:text-align="justify" style:justify-single-word="false"/>
      <style:text-properties officeooo:paragraph-rsid="00932716"/>
    </style:style>
    <style:style style:name="P31" style:family="paragraph" style:parent-style-name="Standard">
      <style:text-properties fo:color="#000080" style:font-name="LM Roman 12" fo:language="fr" fo:country="FR" style:text-underline-style="solid" style:text-underline-width="auto" style:text-underline-color="font-color" officeooo:rsid="007653c8" officeooo:paragraph-rsid="007653c8" style:language-asian="ko" style:country-asian="KR" style:language-complex="zxx" style:country-complex="none"/>
    </style:style>
    <style:style style:name="P32" style:family="paragraph" style:parent-style-name="Standard">
      <style:paragraph-properties fo:text-align="justify" style:justify-single-word="false"/>
      <style:text-properties style:font-name="LM Roman 12" fo:font-style="normal" style:text-underline-style="none" officeooo:rsid="002307f1" officeooo:paragraph-rsid="002307f1" style:font-style-asian="normal" style:font-style-complex="normal"/>
    </style:style>
    <style:style style:name="P33" style:family="paragraph" style:parent-style-name="Standard">
      <style:paragraph-properties fo:text-align="justify" style:justify-single-word="false"/>
      <style:text-properties style:font-name="LM Roman 12" fo:font-style="normal" style:text-underline-style="none" officeooo:rsid="002307f1" officeooo:paragraph-rsid="002307f1" style:language-asian="ja" style:country-asian="JP"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normal" officeooo:rsid="002307f1" style:font-style-asian="normal" style:font-style-complex="normal"/>
    </style:style>
    <style:style style:name="T4" style:family="text">
      <style:text-properties officeooo:rsid="0033a984"/>
    </style:style>
    <style:style style:name="T5" style:family="text">
      <style:text-properties officeooo:rsid="0034f71c"/>
    </style:style>
    <style:style style:name="T6" style:family="text">
      <style:text-properties officeooo:rsid="00350e4f"/>
    </style:style>
    <style:style style:name="T7" style:family="text">
      <style:text-properties officeooo:rsid="0035110d"/>
    </style:style>
    <style:style style:name="T8" style:family="text">
      <style:text-properties officeooo:rsid="003691d9"/>
    </style:style>
    <style:style style:name="T9" style:family="text">
      <style:text-properties officeooo:rsid="003c5ba8"/>
    </style:style>
    <style:style style:name="T10" style:family="text">
      <style:text-properties fo:font-style="italic" officeooo:rsid="003c5ba8" style:font-style-asian="italic" style:font-style-complex="italic"/>
    </style:style>
    <style:style style:name="T11" style:family="text">
      <style:text-properties fo:font-style="italic" officeooo:rsid="009dd1ac" style:font-style-asian="italic" style:font-style-complex="italic"/>
    </style:style>
    <style:style style:name="T12" style:family="text">
      <style:text-properties fo:font-style="italic" officeooo:rsid="009f0938" style:font-style-asian="italic" style:font-style-complex="italic"/>
    </style:style>
    <style:style style:name="T13" style:family="text">
      <style:text-properties fo:font-style="italic" fo:font-weight="normal" officeooo:rsid="0053cdbd" style:font-style-asian="italic" style:font-weight-asian="normal" style:font-style-complex="italic" style:font-weight-complex="normal"/>
    </style:style>
    <style:style style:name="T14" style:family="text">
      <style:text-properties fo:font-style="italic" fo:font-weight="normal" officeooo:rsid="0070e5c9" style:font-style-asian="italic" style:font-weight-asian="normal" style:font-style-complex="italic" style:font-weight-complex="normal"/>
    </style:style>
    <style:style style:name="T15" style:family="text">
      <style:text-properties fo:font-style="italic" fo:font-weight="normal" officeooo:rsid="0072b0fe" style:font-style-asian="italic" style:font-weight-asian="normal" style:font-style-complex="italic" style:font-weight-complex="normal"/>
    </style:style>
    <style:style style:name="T16" style:family="text">
      <style:text-properties officeooo:rsid="003e3525"/>
    </style:style>
    <style:style style:name="T17" style:family="text">
      <style:text-properties style:font-name="LM Roman 12" fo:font-style="normal" style:text-underline-style="none" officeooo:rsid="003087a1" style:font-style-asian="normal" style:font-style-complex="normal"/>
    </style:style>
    <style:style style:name="T18" style:family="text">
      <style:text-properties style:font-name="LM Roman 12" fo:font-style="normal" style:text-underline-style="none" officeooo:rsid="00415f47" style:font-style-asian="normal" style:font-style-complex="normal"/>
    </style:style>
    <style:style style:name="T19" style:family="text">
      <style:text-properties style:font-name="LM Roman 12" fo:font-style="normal" style:text-underline-style="none" officeooo:rsid="002307f1" style:font-style-asian="normal" style:font-style-complex="normal"/>
    </style:style>
    <style:style style:name="T20" style:family="text">
      <style:text-properties style:font-name="LM Roman 12" fo:font-style="normal" style:text-underline-style="none" officeooo:rsid="00447455" style:font-style-asian="normal" style:font-style-complex="normal"/>
    </style:style>
    <style:style style:name="T21" style:family="text">
      <style:text-properties style:font-name="LM Roman 12" fo:font-style="normal" style:text-underline-style="none" officeooo:rsid="00462895" style:font-style-asian="normal" style:font-style-complex="normal"/>
    </style:style>
    <style:style style:name="T22" style:family="text">
      <style:text-properties style:font-name="LM Roman 12" fo:font-style="normal" style:text-underline-style="none" officeooo:rsid="00478668" style:font-style-asian="normal" style:font-style-complex="normal"/>
    </style:style>
    <style:style style:name="T23" style:family="text">
      <style:text-properties style:font-name="LM Roman 12" fo:font-style="normal" style:text-underline-style="none" officeooo:rsid="0049459e" style:font-style-asian="normal" style:font-style-complex="normal"/>
    </style:style>
    <style:style style:name="T24" style:family="text">
      <style:text-properties style:font-name="LM Roman 12" fo:font-style="normal" style:text-underline-style="none" officeooo:rsid="004a649b" style:font-style-asian="normal" style:font-style-complex="normal"/>
    </style:style>
    <style:style style:name="T25" style:family="text">
      <style:text-properties style:font-name="LM Roman 12" fo:font-style="normal" style:text-underline-style="none" officeooo:rsid="004ad7b2" style:font-style-asian="normal" style:font-style-complex="normal"/>
    </style:style>
    <style:style style:name="T26" style:family="text">
      <style:text-properties style:font-name="LM Roman 12" fo:font-style="normal" style:text-underline-style="none" officeooo:rsid="004be606" style:font-style-asian="normal" style:font-style-complex="normal"/>
    </style:style>
    <style:style style:name="T27" style:family="text">
      <style:text-properties style:font-name="LM Roman 12" fo:font-style="normal" style:text-underline-style="none" officeooo:rsid="004c47b0" style:font-style-asian="normal" style:font-style-complex="normal"/>
    </style:style>
    <style:style style:name="T28" style:family="text">
      <style:text-properties style:font-name="LM Roman 12" fo:font-style="normal" style:text-underline-style="none" officeooo:rsid="004c9d99" style:font-style-asian="normal" style:font-style-complex="normal"/>
    </style:style>
    <style:style style:name="T29" style:family="text">
      <style:text-properties style:font-name="LM Roman 12" fo:font-style="normal" style:text-underline-style="none" officeooo:rsid="004d4a10" style:font-style-asian="normal" style:font-style-complex="normal"/>
    </style:style>
    <style:style style:name="T30" style:family="text">
      <style:text-properties style:font-name="LM Roman 12" fo:font-style="normal" style:text-underline-style="none" officeooo:rsid="004f123a" style:font-style-asian="normal" style:font-style-complex="normal"/>
    </style:style>
    <style:style style:name="T31" style:family="text">
      <style:text-properties style:font-name="LM Roman 12" fo:font-style="normal" style:text-underline-style="none" officeooo:rsid="00500d2c" style:font-style-asian="normal" style:font-style-complex="normal"/>
    </style:style>
    <style:style style:name="T32" style:family="text">
      <style:text-properties style:font-name="LM Roman 12" fo:font-style="normal" style:text-underline-style="none" officeooo:rsid="00503820" style:font-style-asian="normal" style:font-style-complex="normal"/>
    </style:style>
    <style:style style:name="T33" style:family="text">
      <style:text-properties style:font-name="LM Roman 12" fo:font-style="normal" style:text-underline-style="none" officeooo:rsid="0052079b" style:font-style-asian="normal" style:font-style-complex="normal"/>
    </style:style>
    <style:style style:name="T34" style:family="text">
      <style:text-properties style:font-name="LM Roman 12" fo:font-style="normal" style:text-underline-style="none" officeooo:rsid="00588e72" style:font-style-asian="normal" style:font-style-complex="normal"/>
    </style:style>
    <style:style style:name="T35" style:family="text">
      <style:text-properties style:font-name="LM Roman 12" fo:font-style="normal" style:text-underline-style="none" officeooo:rsid="0059dcc4" style:font-style-asian="normal" style:font-style-complex="normal"/>
    </style:style>
    <style:style style:name="T36" style:family="text">
      <style:text-properties style:font-name="LM Roman 12" fo:font-style="normal" style:text-underline-style="none" officeooo:rsid="005b2812" style:font-style-asian="normal" style:font-style-complex="normal"/>
    </style:style>
    <style:style style:name="T37" style:family="text">
      <style:text-properties style:font-name="LM Roman 12" fo:font-style="normal" style:text-underline-style="none" officeooo:rsid="005ffba9" style:font-style-asian="normal" style:font-style-complex="normal"/>
    </style:style>
    <style:style style:name="T38" style:family="text">
      <style:text-properties style:font-name="LM Roman 12" fo:font-style="normal" style:text-underline-style="none" officeooo:rsid="0060ce74" style:font-style-asian="normal" style:font-style-complex="normal"/>
    </style:style>
    <style:style style:name="T39" style:family="text">
      <style:text-properties style:font-name="LM Roman 12" fo:font-style="normal" style:text-underline-style="none" officeooo:rsid="006238f3" style:font-style-asian="normal" style:font-style-complex="normal"/>
    </style:style>
    <style:style style:name="T40" style:family="text">
      <style:text-properties style:font-name="LM Roman 12" fo:font-style="normal" style:text-underline-style="none" officeooo:rsid="0062f33d" style:font-style-asian="normal" style:font-style-complex="normal"/>
    </style:style>
    <style:style style:name="T41" style:family="text">
      <style:text-properties style:font-name="LM Roman 12" fo:font-style="normal" style:text-underline-style="none" officeooo:rsid="0064c15f" style:font-style-asian="normal" style:font-style-complex="normal"/>
    </style:style>
    <style:style style:name="T42" style:family="text">
      <style:text-properties style:font-name="LM Roman 12" fo:font-style="normal" style:text-underline-style="none" officeooo:rsid="00660097" style:font-style-asian="normal" style:font-style-complex="normal"/>
    </style:style>
    <style:style style:name="T43" style:family="text">
      <style:text-properties style:font-name="LM Roman 12" fo:font-style="normal" style:text-underline-style="none" officeooo:rsid="0066fd8b" style:font-style-asian="normal" style:font-style-complex="normal"/>
    </style:style>
    <style:style style:name="T44" style:family="text">
      <style:text-properties style:font-name="LM Roman 12" fo:font-style="normal" style:text-underline-style="none" officeooo:rsid="0068785e" style:font-style-asian="normal" style:font-style-complex="normal"/>
    </style:style>
    <style:style style:name="T45" style:family="text">
      <style:text-properties style:font-name="LM Roman 12" fo:font-style="normal" style:text-underline-style="none" officeooo:rsid="0069392f" style:font-style-asian="normal" style:font-style-complex="normal"/>
    </style:style>
    <style:style style:name="T46" style:family="text">
      <style:text-properties style:font-name="LM Roman 12" fo:font-style="normal" style:text-underline-style="none" officeooo:rsid="0069df54" style:font-style-asian="normal" style:font-style-complex="normal"/>
    </style:style>
    <style:style style:name="T47" style:family="text">
      <style:text-properties style:font-name="LM Roman 12" fo:font-style="normal" style:text-underline-style="none" officeooo:rsid="006db832" style:font-style-asian="normal" style:font-style-complex="normal"/>
    </style:style>
    <style:style style:name="T48" style:family="text">
      <style:text-properties style:font-name="LM Roman 12" fo:font-style="normal" style:text-underline-style="none" officeooo:rsid="006f72a5" style:font-style-asian="normal" style:font-style-complex="normal"/>
    </style:style>
    <style:style style:name="T49" style:family="text">
      <style:text-properties style:font-name="LM Roman 12" fo:font-style="normal" style:text-underline-style="none" officeooo:rsid="00782427" style:font-style-asian="normal" style:font-style-complex="normal"/>
    </style:style>
    <style:style style:name="T50" style:family="text">
      <style:text-properties style:font-name="LM Roman 12" fo:font-style="normal" style:text-underline-style="none" officeooo:rsid="0079c19c" style:font-style-asian="normal" style:font-style-complex="normal"/>
    </style:style>
    <style:style style:name="T51" style:family="text">
      <style:text-properties style:font-name="LM Roman 12" fo:font-style="normal" style:text-underline-style="none" officeooo:rsid="007a741e" style:font-style-asian="normal" style:font-style-complex="normal"/>
    </style:style>
    <style:style style:name="T52" style:family="text">
      <style:text-properties style:font-name="LM Roman 12" fo:font-style="normal" style:text-underline-style="none" officeooo:rsid="007d05b5" style:font-style-asian="normal" style:font-style-complex="normal"/>
    </style:style>
    <style:style style:name="T53" style:family="text">
      <style:text-properties style:font-name="LM Roman 12" fo:font-style="normal" style:text-underline-style="none" officeooo:rsid="007ed799" style:font-style-asian="normal" style:font-style-complex="normal"/>
    </style:style>
    <style:style style:name="T54" style:family="text">
      <style:text-properties style:font-name="LM Roman 12" fo:font-style="normal" style:text-underline-style="none" officeooo:rsid="007fe9b3" style:font-style-asian="normal" style:font-style-complex="normal"/>
    </style:style>
    <style:style style:name="T55" style:family="text">
      <style:text-properties style:font-name="LM Roman 12" fo:font-style="normal" style:text-underline-style="none" officeooo:rsid="008025ca" style:font-style-asian="normal" style:font-style-complex="normal"/>
    </style:style>
    <style:style style:name="T56" style:family="text">
      <style:text-properties style:font-name="LM Roman 12" fo:font-style="normal" style:text-underline-style="none" officeooo:rsid="0080b394" style:font-style-asian="normal" style:font-style-complex="normal"/>
    </style:style>
    <style:style style:name="T57" style:family="text">
      <style:text-properties style:font-name="LM Roman 12" fo:font-style="normal" style:text-underline-style="none" officeooo:rsid="0081e3bb" style:font-style-asian="normal" style:font-style-complex="normal"/>
    </style:style>
    <style:style style:name="T58" style:family="text">
      <style:text-properties style:font-name="LM Roman 12" fo:font-style="normal" style:text-underline-style="none" officeooo:rsid="00839c4d" style:font-style-asian="normal" style:font-style-complex="normal"/>
    </style:style>
    <style:style style:name="T59" style:family="text">
      <style:text-properties style:font-name="LM Roman 12" fo:font-style="normal" style:text-underline-style="none" officeooo:rsid="00854b02" style:font-style-asian="normal" style:font-style-complex="normal"/>
    </style:style>
    <style:style style:name="T60" style:family="text">
      <style:text-properties style:font-name="LM Roman 12" fo:font-style="normal" style:text-underline-style="none" officeooo:rsid="008653f5" style:font-style-asian="normal" style:font-style-complex="normal"/>
    </style:style>
    <style:style style:name="T61" style:family="text">
      <style:text-properties style:font-name="LM Roman 12" fo:font-style="normal" style:text-underline-style="none" officeooo:rsid="00213f68" style:language-asian="ja" style:country-asian="JP" style:font-style-asian="normal" style:font-style-complex="normal"/>
    </style:style>
    <style:style style:name="T62" style:family="text">
      <style:text-properties style:font-name="LM Roman 12" fo:font-style="normal" style:text-underline-style="none" officeooo:rsid="0037312f" style:language-asian="ja" style:country-asian="JP" style:font-style-asian="normal" style:font-style-complex="normal"/>
    </style:style>
    <style:style style:name="T63" style:family="text">
      <style:text-properties style:font-name="LM Roman 12" fo:font-style="normal" style:text-underline-style="none" officeooo:rsid="00392b6a" style:language-asian="ja" style:country-asian="JP" style:font-style-asian="normal" style:font-style-complex="normal"/>
    </style:style>
    <style:style style:name="T64" style:family="text">
      <style:text-properties style:font-name="LM Roman 12" fo:font-style="normal" style:text-underline-style="none" officeooo:rsid="004a8e86" style:language-asian="ja" style:country-asian="JP" style:font-style-asian="normal" style:font-style-complex="normal"/>
    </style:style>
    <style:style style:name="T65" style:family="text">
      <style:text-properties style:font-name="LM Roman 12" fo:font-style="normal" style:text-underline-style="none" fo:font-weight="bold" officeooo:rsid="008bfbb3" style:font-style-asian="normal" style:font-weight-asian="bold" style:font-style-complex="normal" style:font-weight-complex="bold"/>
    </style:style>
    <style:style style:name="T66" style:family="text">
      <style:text-properties style:font-name="LM Roman 12" fo:font-style="normal" style:text-underline-style="none" fo:font-weight="bold" officeooo:rsid="00932716" style:font-style-asian="normal" style:font-weight-asian="bold" style:font-style-complex="normal" style:font-weight-complex="bold"/>
    </style:style>
    <style:style style:name="T67" style:family="text">
      <style:text-properties style:font-name="LM Roman 12" fo:font-style="normal" style:text-underline-style="none" fo:font-weight="normal" officeooo:rsid="008bfbb3" style:font-style-asian="normal" style:font-weight-asian="normal" style:font-style-complex="normal" style:font-weight-complex="normal"/>
    </style:style>
    <style:style style:name="T68" style:family="text">
      <style:text-properties style:font-name="LM Roman 12" fo:font-style="normal" style:text-underline-style="none" fo:font-weight="normal" officeooo:rsid="00932716" style:font-style-asian="normal" style:font-weight-asian="normal" style:font-style-complex="normal" style:font-weight-complex="normal"/>
    </style:style>
    <style:style style:name="T69" style:family="text">
      <style:text-properties style:font-name="LM Roman 12" fo:font-style="normal" style:text-underline-style="none" fo:font-weight="normal" officeooo:rsid="00944cc2" style:font-style-asian="normal" style:font-weight-asian="normal" style:font-style-complex="normal" style:font-weight-complex="normal"/>
    </style:style>
    <style:style style:name="T70" style:family="text">
      <style:text-properties style:font-name="LM Roman 12" fo:font-style="normal" style:text-underline-style="none" fo:font-weight="normal" officeooo:rsid="008ea3b6" style:font-style-asian="normal" style:font-weight-asian="normal" style:font-style-complex="normal" style:font-weight-complex="normal"/>
    </style:style>
    <style:style style:name="T71" style:family="text">
      <style:text-properties style:font-name="LM Roman 12" officeooo:rsid="001f458c"/>
    </style:style>
    <style:style style:name="T72" style:family="text">
      <style:text-properties style:font-name="LM Roman 12" officeooo:rsid="002815b7"/>
    </style:style>
    <style:style style:name="T73" style:family="text">
      <style:text-properties style:font-name="LM Roman 12" officeooo:rsid="002ab40b"/>
    </style:style>
    <style:style style:name="T74" style:family="text">
      <style:text-properties style:font-name="LM Roman 12" officeooo:rsid="0028e174"/>
    </style:style>
    <style:style style:name="T75" style:family="text">
      <style:text-properties style:font-name="LM Roman 12" officeooo:rsid="0029a76d"/>
    </style:style>
    <style:style style:name="T76" style:family="text">
      <style:text-properties style:font-name="LM Roman 12" officeooo:rsid="005d56d0"/>
    </style:style>
    <style:style style:name="T77" style:family="text">
      <style:text-properties style:font-name="LM Roman 12" officeooo:rsid="002adfa4"/>
    </style:style>
    <style:style style:name="T78" style:family="text">
      <style:text-properties style:font-name="LM Roman 12" officeooo:rsid="005e8321"/>
    </style:style>
    <style:style style:name="T79" style:family="text">
      <style:text-properties style:font-name="LM Roman 12" fo:font-weight="normal" officeooo:rsid="00944cc2" style:font-weight-asian="normal" style:font-weight-complex="normal"/>
    </style:style>
    <style:style style:name="T80" style:family="text">
      <style:text-properties style:font-name="LM Roman 12" fo:font-weight="normal" officeooo:rsid="00992dcb" style:font-weight-asian="normal" style:font-weight-complex="normal"/>
    </style:style>
    <style:style style:name="T81" style:family="text">
      <style:text-properties officeooo:rsid="0043525b"/>
    </style:style>
    <style:style style:name="T82" style:family="text">
      <style:text-properties fo:font-weight="normal" style:font-weight-asian="normal" style:font-weight-complex="normal"/>
    </style:style>
    <style:style style:name="T83" style:family="text">
      <style:text-properties fo:font-weight="normal" officeooo:rsid="0053cdbd" style:font-weight-asian="normal" style:font-weight-complex="normal"/>
    </style:style>
    <style:style style:name="T84" style:family="text">
      <style:text-properties fo:font-weight="normal" officeooo:rsid="00555df6" style:font-weight-asian="normal" style:font-weight-complex="normal"/>
    </style:style>
    <style:style style:name="T85" style:family="text">
      <style:text-properties fo:font-weight="normal" officeooo:rsid="0070e5c9" style:font-weight-asian="normal" style:font-weight-complex="normal"/>
    </style:style>
    <style:style style:name="T86" style:family="text">
      <style:text-properties fo:font-weight="normal" officeooo:rsid="0072b0fe" style:font-weight-asian="normal" style:font-weight-complex="normal"/>
    </style:style>
    <style:style style:name="T87" style:family="text">
      <style:text-properties fo:font-weight="normal" officeooo:rsid="007356a0" style:font-weight-asian="normal" style:font-weight-complex="normal"/>
    </style:style>
    <style:style style:name="T88" style:family="text">
      <style:text-properties fo:font-weight="normal" officeooo:rsid="005698a2" style:language-asian="ja" style:country-asian="JP" style:font-weight-asian="normal" style:font-weight-complex="normal"/>
    </style:style>
    <style:style style:name="T89" style:family="text">
      <style:text-properties fo:font-weight="normal" officeooo:rsid="00583ecb" style:language-asian="ja" style:country-asian="JP" style:font-weight-asian="normal" style:font-weight-complex="normal"/>
    </style:style>
    <style:style style:name="T90" style:family="text">
      <style:text-properties officeooo:rsid="006f72a5"/>
    </style:style>
    <style:style style:name="T91" style:family="text">
      <style:text-properties officeooo:rsid="0089eb71"/>
    </style:style>
    <style:style style:name="T92" style:family="text">
      <style:text-properties officeooo:rsid="009dd1ac"/>
    </style:style>
    <style:style style:name="T93" style:family="text">
      <style:text-properties officeooo:rsid="009eca6d"/>
    </style:style>
    <style:style style:name="T94" style:family="text">
      <style:text-properties officeooo:rsid="009f09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étection d’obstacles sur une voie ferrée.</text:p>
      <text:p text:style-name="P1"/>
      <text:p text:style-name="P27"><text:span text:style-name="T71"><text:tab/></text:span><text:span text:style-name="T72">En octobre 2019, un train TER Champagne-Ardenne </text:span><text:span text:style-name="T73">circulant dans la campagne ardennaise</text:span><text:span text:style-name="T72"> heurte de plein fouet un convoi exceptionnel qui était coincé sur les voies. Outre l’incapacité du convoi à franchir le passage à niveau </text:span><text:span text:style-name="T74">(PN)</text:span><text:span text:style-name="T72">, </text:span><text:span text:style-name="T74">c’est aussi la situation géographique de ce dernier qui a permis à cet accident, fort heureusement sans victimes, de se produire : </text:span><text:span text:style-name="T75">ce PN se situe à la fin d’une courbe serrée limitée à 130 km/h, ce qui ne permet de voir un obstacle que dans les quelques dernières centaines de mètres </text:span><text:span text:style-name="T73">avant une collision, certaine à une telle vitesse. Pour qu’un accident </text:span><text:span text:style-name="T76">mortel</text:span><text:span text:style-name="T73"> ne se produise pas, que ce soit </text:span><text:span text:style-name="T77">dans les Ardennes ou autre part dans le monde, il est crucial d’</text:span><text:span text:style-name="T78">être capable de</text:span><text:span text:style-name="T77"> détecter à l’avance de tels obstacles.</text:span></text:p>
      <text:p text:style-name="P1"/>
      <text:p text:style-name="P1"/>
      <text:p text:style-name="P1"><text:span text:style-name="T1">Professeur encadrant.</text:span> M. SKLER</text:p>
      <text:p text:style-name="P1"/>
      <text:p text:style-name="P2">Positionnement thématique.</text:p>
      <text:p text:style-name="P3">INFORMATIQUE – <text:span text:style-name="T3">Informatique pratique.</text:span></text:p>
      <text:p text:style-name="P4">MATHÉMATIQUES – <text:span text:style-name="T2">Mathématiques appliquées.</text:span></text:p>
      <text:p text:style-name="P3"/>
      <text:p text:style-name="P5">Mots-clés.</text:p>
      <text:p text:style-name="P10">Chemin de fer<text:tab/><text:tab/><text:tab/>| Railway</text:p>
      <text:p text:style-name="P10">Traitement de l’image<text:tab/><text:tab/>| Image processing</text:p>
      <text:p text:style-name="P10">Passage à niveau<text:tab/><text:tab/><text:tab/>| Railway crossing</text:p>
      <text:p text:style-name="P14">Vidéosurveillance<text:tab/><text:tab/><text:tab/>| CCTV</text:p>
      <text:p text:style-name="P15">Caméra embarquée<text:tab/><text:tab/><text:tab/><text:span text:style-name="T91">| On-board camera</text:span></text:p>
      <text:p text:style-name="P5"/>
      <text:p text:style-name="P6">Bibliographie commentée.</text:p>
      <text:p text:style-name="P26"><text:span text:style-name="T25"><text:tab/>Les passages à niveau sont certaines des infrastructures ferroviaires les plus dangereuses : unique</text:span><text:span text:style-name="T38">s</text:span><text:span text:style-name="T25"> point</text:span><text:span text:style-name="T38">s</text:span><text:span text:style-name="T25"> de rencontre entre une voie de chemin de fer et une route où circulent des voitures, mais aussi des camions </text:span><text:span text:style-name="T26">et autres véhicules lourds, la sécurité autour de ces lieux est capitale afin d’éviter tout accident qui pourrait entraîner de graves blessures, voire la mort, tout aussi bien dans le train impacteur que le véhicule impacté. </text:span><text:span text:style-name="T27">Le cas des Ardennes </text:span><text:span text:style-name="T47">[1]</text:span><text:span text:style-name="T27"> en est un exemple, mais sa situation géographique (dans les Ardennes…) minimise tout de même son impact : les PN urbains, par rapport à leurs frères ruraux, sont beaucoup plus fréquentés et donc les accidents y sont plus probables, et souvent plus graves. </text:span><text:span text:style-name="T28">Un spectaculaire accident s’est ainsi produit en 2019 à Yokohama, au Japon </text:span><text:span text:style-name="T29">[</text:span><text:span text:style-name="T48">2</text:span><text:span text:style-name="T29">] </text:span><text:span text:style-name="T28">: un poids lourd </text:span><text:span text:style-name="T29">est par mégarde resté </text:span><text:span text:style-name="T30">coincé sur les voies de la ligne Keikyū (120 km/h) </text:span><text:span text:style-name="T31">avant de se faire percuter de plein fouet par un train passant la station voisine de Kanagawa-shinmachi (</text:span><text:span text:style-name="T37">donc</text:span><text:span text:style-name="T31">, sous les yeux de nombreux passagers), </text:span><text:span text:style-name="T32">tuant au passage le conducteur du poids lourd.</text:span></text:p>
      <text:p text:style-name="P28"><text:span text:style-name="T32"><text:tab/>Certes, </text:span><text:span text:style-name="T33">la signalisation des PN français est strictement réglementée et incite à la sécurité [</text:span><text:span text:style-name="T48">3</text:span><text:span text:style-name="T33">], mais ce n’est souvent pas suffisant pour décourager certains. </text:span><text:span text:style-name="T34">Afin de remédier à ce problème, N. FAKHFAKH s’est déjà penché sur la question [</text:span><text:span text:style-name="T48">4</text:span><text:span text:style-name="T34">] : il examine </text:span><text:span text:style-name="T35">plusieurs</text:span><text:span text:style-name="T34"> solutions </text:span><text:span text:style-name="T36">qui ont chacune leurs avantages</text:span><text:span text:style-name="T34"> afin de détecter automatiquement un obstacle. </text:span><text:span text:style-name="T39">En </text:span><text:soft-page-break/><text:span text:style-name="T39">constatant que les solutions </text:span><text:span text:style-name="T40">simples </text:span><text:span text:style-name="T39">faisant appel à un système émetteur-récepteur (ultrasons, LASER…) </text:span><text:span text:style-name="T40">présentent toutes des </text:span><text:span text:style-name="T41">inconvénients trop importants pour justifier leur implémentation, il </text:span><text:span text:style-name="T42">choisit une solution développée en 1998 par G.L. FORESTI : </text:span><text:span text:style-name="T43">une surveillance par caméra, </text:span><text:span text:style-name="T44">plus spécifiquement l’extraction d’un objet mouvant </text:span><text:span text:style-name="T45">à partir d’une série d’images puis la localisation de cet objet </text:span><text:span text:style-name="T46">par rapport à d’autres repères fixes (rails, etc.).</text:span></text:p>
      <text:p text:style-name="P16"/>
      <text:p text:style-name="P28"><text:span text:style-name="T46"><text:tab/></text:span><text:span text:style-name="T51">FAKHFAKH n’ayant pas discuté de la position optimale des caméras, nous pouvons considérer que les placer au sommet d’un poteau installé </text:span><text:span text:style-name="T52">à quelques dizaines de mètres d</text:span><text:span text:style-name="T53">u PN cible</text:span><text:span text:style-name="T51"> est une bonne approche, puisque la caméra </text:span><text:span text:style-name="T54">a alors un bon champ de vision sans que les </text:span><text:span text:style-name="T55">pylônes portant les </text:span><text:span text:style-name="T54">caténaires </text:span><text:span text:style-name="T57">la</text:span><text:span text:style-name="T54"> </text:span><text:span text:style-name="T56">gênent</text:span><text:span text:style-name="T54"> (c’est vrai pour les lignes électrifiées).</text:span></text:p>
      <text:p text:style-name="P28"><text:span text:style-name="T46"><text:tab/></text:span><text:span text:style-name="T49">Afin de </text:span><text:span text:style-name="T50">mettre en place ce genre de système, il reste tout de même à calculer la position des rails sur l’image : </text:span><text:span text:style-name="T58">M. KARAKOSE [5] </text:span><text:span text:style-name="T59">propose une solution au départ conçue pour être embarquée à bord d’un train, mais qui peut très bien être utilisée pour une caméra stationnaire. Il s’agit là de transformer l’image via différents procédés, notamment en utilisant le filtre de CANNY afin de détecter les contours et la transformée de HOUGH afin de reconnaître les lignes droites, </text:span><text:span text:style-name="T60">ici les rails.</text:span></text:p>
      <text:p text:style-name="P6"/>
      <text:p text:style-name="P7">Problématique retenue.</text:p>
      <text:p text:style-name="P12"><text:tab/></text:p>
      <text:p text:style-name="P23"><text:span text:style-name="T17"><text:tab/>Peut-on détecter un obstacle sur une voie ferrée à l’aide</text:span><text:span text:style-name="T18"> de techniques de</text:span><text:span text:style-name="T17"> traitement de l’image ?</text:span></text:p>
      <text:p text:style-name="P7"/>
      <text:p text:style-name="P8">Objectifs du TIPE.</text:p>
      <text:p text:style-name="P13"><text:tab/>Dans un premier lieu, on travaillera avec des lignes comportant une voie unique, puisque c’est sur ces lignes que la plupart des accidents mortels se produisent.</text:p>
      <text:p text:style-name="P17">※ <text:span text:style-name="T4">Créer un programme qui permet de différencier </text:span><text:span text:style-name="T5">la voie </text:span><text:span text:style-name="T6">(intéressant)</text:span><text:span text:style-name="T5"> du reste du paysage </text:span><text:span text:style-name="T6">(inintéressant) </text:span><text:span text:style-name="T7">en traçant son contour</text:span><text:span text:style-name="T5">.</text:span></text:p>
      <text:p text:style-name="P17">※ <text:span text:style-name="T8">Estimer si un obstacle est présent sur la voie.</text:span></text:p>
      <text:p text:style-name="P25"><text:span text:style-name="T61">※ </text:span><text:span text:style-name="T62">Vérifier le bon fonctionnement du programme, d’abord avec des images simulées (dans un cas favorable : la végétation ne gâche pas la vue) puis avec des images tirées du monde réel </text:span><text:span text:style-name="T63">(dans un cas défavorable mais plus réaliste : la végétation </text:span><text:span text:style-name="T64">ou la météo</text:span><text:span text:style-name="T63"> risqu</text:span><text:span text:style-name="T64">ent</text:span><text:span text:style-name="T63"> de perturber la détection)</text:span><text:span text:style-name="T62">.</text:span></text:p>
      <text:p text:style-name="P7"/>
      <text:p text:style-name="P9">Abstract.</text:p>
      <text:p text:style-name="P24"><text:span text:style-name="T19"><text:tab/></text:span><text:span text:style-name="T20">Railroad crossing accidents are becoming more frequent these years. </text:span><text:span text:style-name="T21">These are often </text:span><text:span text:style-name="T22">triggered by a vehicle being stuck on the tracks. In urban areas, drivers can promptly react to such situations, but rural railway lines sometimes have numerous curves due to terrain </text:span><text:span text:style-name="T23">rugosities </text:span><text:span text:style-name="T22">or the location of communities. This causes some crossings to be placed right at the end of </text:span><text:span text:style-name="T23">tight curves, meaning that drivers will not have time to react should any obstacle (or human) be stuck on the tracks. </text:span><text:span text:style-name="T24">We propose a way of limiting these accidents, and thus allowing a certain error margin for the driver by using cameras to detect the presence of an obstacle on the tracks, using image processing methods.</text:span></text:p>
      <text:p text:style-name="P11"><text:soft-page-break/></text:p>
      <text:p text:style-name="P11"/>
      <text:p text:style-name="P9">Références bibliographiques.</text:p>
      <text:p text:style-name="P20">[1]<text:span text:style-name="T82">. </text:span><text:span text:style-name="T85">SNCF, </text:span><text:span text:style-name="T14">Collision au PN70 à Bouzicourt (08) entre un convoi routier exceptionnel immobilisé et le train TER n°840808 </text:span><text:span text:style-name="T15">le 16 octobre 2019</text:span><text:span text:style-name="T86">, </text:span><text:span text:style-name="T87">2019.</text:span></text:p>
      <text:p text:style-name="P20"><text:a xlink:type="simple" xlink:href="https://www.sncf.com/sites/default/files/press_release/Rapport-denquete-DAS-Collision-PN70-Boulzicourt.pdf" text:style-name="Internet_20_link" text:visited-style-name="Visited_20_Internet_20_Link"><text:span text:style-name="T87">https://www.sncf.com/sites/default/files/press_release/Rapport-denquete-DAS-Collision-PN70-Boulzicourt.pdf</text:span></text:a></text:p>
      <text:p text:style-name="P9"/>
      <text:p text:style-name="P19">[<text:span text:style-name="T90">2</text:span>]<text:span text:style-name="T82">. JTSB, 鉄道事故調査報告書 (Rapport d’investigation des accidents ferroviaires), 2021.</text:span><text:span text:style-name="T88"> </text:span><text:span text:style-name="T89">Partie II.</text:span></text:p>
      <text:p text:style-name="P9"><text:a xlink:type="simple" xlink:href="https://www.mlit.go.jp/jtsb/railway/rep-acci/RA2021-1-2.pdf" text:style-name="Internet_20_link" text:visited-style-name="Visited_20_Internet_20_Link">https://www.mlit.go.jp/jtsb/railway/rep-acci/RA2021-1-2.pdf</text:a></text:p>
      <text:p text:style-name="P9"/>
      <text:p text:style-name="P18">[<text:span text:style-name="T90">3</text:span>]<text:span text:style-name="T82">. </text:span><text:span text:style-name="T83">EPSF, </text:span><text:span text:style-name="T13">Méthode d’analyse des risques relatifs aux passages à niveau</text:span><text:span text:style-name="T83">, </text:span><text:span text:style-name="T84">2020.</text:span></text:p>
      <text:p text:style-name="P31">https://securite-ferroviaire.fr/sites/default/files/users/reglementations/pdf/guide021-v1.pdf</text:p>
      <text:p text:style-name="P9"/>
      <text:p text:style-name="P29"><text:span text:style-name="T65">[4]</text:span><text:span text:style-name="T67">. </text:span><text:span text:style-name="T70">N. Fakhfakh, L. Khoudour, Em El-Koursi, J. Jacot, A. Dufaux. A video-based object detection system for improving safety at level crossings. Open transportation journal, supplement on ”safety at Level Crossings”, 2010, 15p. hal-00542416f </text:span></text:p>
      <text:p text:style-name="P21"><text:a xlink:type="simple" xlink:href="https://hal.archives-ouvertes.fr/hal-00542416/document" text:style-name="Internet_20_link" text:visited-style-name="Visited_20_Internet_20_Link"><text:span text:style-name="T82">https://hal.archives-ouvertes.fr/hal-00542416/document</text:span></text:a></text:p>
      <text:p text:style-name="P9"/>
      <text:p text:style-name="P30"><text:span text:style-name="T66">[5]</text:span><text:span text:style-name="T68">. </text:span><text:span text:style-name="T69">M. Karakose, O. Yaman, E. Akin. </text:span><text:span text:style-name="T79">Detection of Rail Switch Passages Through Image Processing on Railway Line and Use of Condition-Monitoring Approach. International Conference on Advanced Technology &amp; Sciences (ICAT’16), </text:span><text:span text:style-name="T80">2016.</text:span></text:p>
      <text:p text:style-name="P30"><text:a xlink:type="simple" xlink:href="https://acikerisim.firat.edu.tr/xmlui/bitstream/handle/11508/9305/oyaman_ICAT_Metin.pdf?sequence=1&amp;isAllowed=y" text:style-name="Internet_20_link" text:visited-style-name="Visited_20_Internet_20_Link"><text:span text:style-name="T80">https://acikerisim.firat.edu.tr/xmlui/bitstream/handle/11508/9305/oyaman_ICAT_Metin.pdf?sequence=1&amp;isAllowed=y</text:span></text:a></text:p>
      <text:p text:style-name="P9"/>
      <text:p text:style-name="P9"/>
      <text:p text:style-name="P9">DOT.</text:p>
      <text:p text:style-name="P11">※ <text:span text:style-name="T10">Septembre 2021 </text:span><text:span text:style-name="T9">: </text:span><text:span text:style-name="T16">début des recherches, identification d’</text:span><text:span text:style-name="T81">un algorithme permettant de</text:span><text:span text:style-name="T16"> calcul</text:span><text:span text:style-name="T81">er</text:span><text:span text:style-name="T16"> l’emplacement des rails.</text:span></text:p>
      <text:p text:style-name="P11"/>
      <text:p text:style-name="P33">※ <text:span text:style-name="T11">Octobre 2021 : </text:span><text:span text:style-name="T94">initiation au traitement de l’image avec Python (notions de cours seuleme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LM Roman 12" svg:font-family="'LM Roman 12'"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9T17:42:42.862000000</meta:creation-date>
    <meta:generator>LibreOffice/6.4.0.3$Windows_X86_64 LibreOffice_project/b0a288ab3d2d4774cb44b62f04d5d28733ac6df8</meta:generator>
    <dc:date>2021-10-01T15:21:58.942000000</dc:date>
    <meta:editing-duration>PT5H17M9S</meta:editing-duration>
    <meta:editing-cycles>119</meta:editing-cycles>
    <meta:document-statistic meta:table-count="0" meta:image-count="0" meta:object-count="0" meta:page-count="3" meta:paragraph-count="41" meta:word-count="1023" meta:character-count="6769" meta:non-whitespace-character-count="5773"/>
  </office:meta>
</office:document-meta>
</file>